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8.552cm" fo:min-width="8.302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47cm" fo:min-width="0.22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436cm" fo:min-width="0.22cm"/>
    </style:style>
    <style:style style:name="gr4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446cm" svg:height="12.446cm" svg:x="2.905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1.016cm" svg:height="1.016cm" svg:x="8.821cm" svg:y="3.159cm">
          <text:p text:style-name="P2">v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0" draw:id="id20" draw:layer="layout" svg:width="1.016cm" svg:height="1.016cm" svg:x="7.021cm" svg:y="3.46cm">
          <text:p text:style-name="P2">v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016cm" svg:height="1.016cm" svg:x="2.422cm" svg:y="9.161cm">
          <text:p text:style-name="P2">v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016cm" svg:height="1.016cm" svg:x="14.923cm" svg:y="9.161cm">
          <text:p text:style-name="P2">v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016cm" svg:height="1.016cm" svg:x="8.821cm" svg:y="15.662cm">
          <text:p text:style-name="P2">v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6" draw:id="id16" draw:layer="layout" svg:width="1.016cm" svg:height="0.97cm" svg:x="5.11cm" svg:y="4.229cm">
          <text:p text:style-name="P2">v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" draw:id="id12" draw:layer="layout" svg:width="1.016cm" svg:height="0.97cm" svg:x="3.811cm" svg:y="5.53cm">
          <text:p text:style-name="P2">v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1.016cm" svg:height="0.97cm" svg:x="2.811cm" svg:y="7.23cm">
          <text:p text:style-name="P2">v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016cm" svg:height="1.016cm" svg:x="10.622cm" svg:y="3.461cm">
          <text:p text:style-name="P2">v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9" draw:id="id9" draw:layer="layout" svg:width="1.016cm" svg:height="0.97cm" svg:x="12.111cm" svg:y="4.23cm">
          <text:p text:style-name="P2">v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3" draw:id="id13" draw:layer="layout" svg:width="1.016cm" svg:height="0.97cm" svg:x="13.512cm" svg:y="5.531cm">
          <text:p text:style-name="P2">v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7" draw:id="id17" draw:layer="layout" svg:width="1.016cm" svg:height="0.97cm" svg:x="14.512cm" svg:y="7.231cm">
          <text:p text:style-name="P2">v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9" draw:id="id19" draw:layer="layout" svg:width="1.016cm" svg:height="0.97cm" svg:x="2.812cm" svg:y="11.231cm">
          <text:p text:style-name="P2">v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1.016cm" svg:height="0.97cm" svg:x="14.513cm" svg:y="11.232cm">
          <text:p text:style-name="P2">v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5" draw:id="id15" draw:layer="layout" svg:width="1.016cm" svg:height="0.97cm" svg:x="3.812cm" svg:y="13.131cm">
          <text:p text:style-name="P2">v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" draw:id="id10" draw:layer="layout" svg:width="1.016cm" svg:height="0.97cm" svg:x="13.513cm" svg:y="13.132cm">
          <text:p text:style-name="P2">v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016cm" svg:height="1.016cm" svg:x="7.022cm" svg:y="15.261cm">
          <text:p text:style-name="P2">v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1" draw:id="id11" draw:layer="layout" svg:width="1.016cm" svg:height="0.97cm" svg:x="5.111cm" svg:y="14.43cm">
          <text:p text:style-name="P2">v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1.016cm" svg:height="1.016cm" svg:x="10.623cm" svg:y="15.262cm">
          <text:p text:style-name="P2">v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4" draw:id="id14" draw:layer="layout" svg:width="1.016cm" svg:height="0.97cm" svg:x="12.312cm" svg:y="14.531cm">
          <text:p text:style-name="P2">v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9.689cm" svg:y1="4.027cm" svg:x2="15.071cm" svg:y2="9.309cm" draw:start-shape="id1" draw:start-glue-point="9" draw:end-shape="id2" draw:end-glue-point="5" svg:d="M9689 4027l5382 5282" svg:viewBox="0 0 5383 5283">
          <text:p/>
        </draw:connector>
        <draw:connector draw:style-name="gr4" draw:text-style-name="P4" draw:layer="layout" draw:type="line" svg:x1="8.969cm" svg:y1="4.027cm" svg:x2="3.29cm" svg:y2="9.309cm" draw:start-shape="id1" draw:start-glue-point="7" draw:end-shape="id3" draw:end-glue-point="11" svg:d="M8969 4027l-5679 5282" svg:viewBox="0 0 5680 5283">
          <text:p/>
        </draw:connector>
        <draw:connector draw:style-name="gr4" draw:text-style-name="P4" draw:layer="layout" draw:type="line" svg:x1="3.29cm" svg:y1="10.029cm" svg:x2="8.969cm" svg:y2="15.81cm" draw:start-shape="id3" draw:start-glue-point="9" draw:end-shape="id4" draw:end-glue-point="5" svg:d="M3290 10029l5679 5781" svg:viewBox="0 0 5680 5782">
          <text:p/>
        </draw:connector>
        <draw:connector draw:style-name="gr4" draw:text-style-name="P4" draw:layer="layout" draw:type="line" svg:x1="9.689cm" svg:y1="15.81cm" svg:x2="15.071cm" svg:y2="10.029cm" draw:start-shape="id4" draw:start-glue-point="11" draw:end-shape="id2" draw:end-glue-point="7" svg:d="M9689 15810l5382-5781" svg:viewBox="0 0 5383 5782">
          <text:p/>
        </draw:connector>
        <draw:connector draw:style-name="gr4" draw:text-style-name="P4" draw:layer="layout" draw:type="line" svg:x1="11.49cm" svg:y1="4.329cm" svg:x2="14.661cm" svg:y2="11.374cm" draw:start-shape="id5" draw:start-glue-point="9" draw:end-shape="id6" draw:end-glue-point="5" svg:d="M11490 4329l3171 7045" svg:viewBox="0 0 3172 7046">
          <text:p/>
        </draw:connector>
        <draw:connector draw:style-name="gr4" draw:text-style-name="P4" draw:layer="layout" draw:type="line" svg:x1="14.661cm" svg:y1="12.06cm" svg:x2="7.89cm" svg:y2="15.409cm" draw:start-shape="id6" draw:start-glue-point="7" draw:end-shape="id7" draw:end-glue-point="11" svg:d="M14661 12060l-6771 3349" svg:viewBox="0 0 6772 3350">
          <text:p/>
        </draw:connector>
        <draw:connector draw:style-name="gr4" draw:text-style-name="P4" draw:layer="layout" draw:type="line" svg:x1="7.17cm" svg:y1="15.409cm" svg:x2="3.679cm" svg:y2="8.058cm" draw:start-shape="id7" draw:start-glue-point="5" draw:end-shape="id8" draw:end-glue-point="9" svg:d="M7170 15409l-3491-7351" svg:viewBox="0 0 3492 7352">
          <text:p/>
        </draw:connector>
        <draw:connector draw:style-name="gr4" draw:text-style-name="P4" draw:layer="layout" draw:type="line" svg:x1="3.679cm" svg:y1="7.372cm" svg:x2="10.77cm" svg:y2="4.329cm" draw:start-shape="id8" draw:start-glue-point="11" draw:end-shape="id5" draw:end-glue-point="7" svg:d="M3679 7372l7091-3043" svg:viewBox="0 0 7092 3044">
          <text:p/>
        </draw:connector>
        <draw:connector draw:style-name="gr4" draw:text-style-name="P4" draw:layer="layout" draw:type="line" svg:x1="12.619cm" svg:y1="5.2cm" svg:x2="14.021cm" svg:y2="13.132cm" draw:start-shape="id9" draw:start-glue-point="8" draw:end-shape="id10" draw:end-glue-point="4" svg:d="M12619 5200l1402 7932" svg:viewBox="0 0 1403 7933">
          <text:p/>
        </draw:connector>
        <draw:connector draw:style-name="gr4" draw:text-style-name="P4" draw:layer="layout" draw:type="line" svg:x1="13.661cm" svg:y1="13.96cm" svg:x2="6.127cm" svg:y2="14.915cm" draw:start-shape="id10" draw:start-glue-point="7" draw:end-shape="id11" draw:end-glue-point="10" svg:d="M13661 13960l-7534 955" svg:viewBox="0 0 7535 956">
          <text:p/>
        </draw:connector>
        <draw:connector draw:style-name="gr4" draw:text-style-name="P4" draw:layer="layout" draw:type="line" svg:x1="5.619cm" svg:y1="14.43cm" svg:x2="4.319cm" svg:y2="6.5cm" draw:start-shape="id11" draw:start-glue-point="4" draw:end-shape="id12" draw:end-glue-point="8" svg:d="M5619 14430l-1300-7930" svg:viewBox="0 0 1301 7931">
          <text:p/>
        </draw:connector>
        <draw:connector draw:style-name="gr4" draw:text-style-name="P4" draw:layer="layout" draw:type="line" svg:x1="4.827cm" svg:y1="6.015cm" svg:x2="12.111cm" svg:y2="4.715cm" draw:start-shape="id12" draw:start-glue-point="10" draw:end-shape="id9" draw:end-glue-point="6" svg:d="M4827 6015l7284-1300" svg:viewBox="0 0 7285 1301">
          <text:p/>
        </draw:connector>
        <draw:connector draw:style-name="gr4" draw:text-style-name="P4" draw:layer="layout" draw:type="line" svg:x1="14.02cm" svg:y1="6.501cm" svg:x2="12.82cm" svg:y2="14.531cm" draw:start-shape="id13" draw:start-glue-point="8" draw:end-shape="id14" draw:end-glue-point="4" svg:d="M14020 6501l-1200 8030" svg:viewBox="0 0 1201 8031">
          <text:p/>
        </draw:connector>
        <draw:connector draw:style-name="gr4" draw:text-style-name="P4" draw:layer="layout" draw:type="line" svg:x1="12.312cm" svg:y1="15.016cm" svg:x2="4.828cm" svg:y2="13.616cm" draw:start-shape="id14" draw:start-glue-point="6" draw:end-shape="id15" draw:end-glue-point="10" svg:d="M12312 15016l-7484-1400" svg:viewBox="0 0 7485 1401">
          <text:p/>
        </draw:connector>
        <draw:connector draw:style-name="gr4" draw:text-style-name="P4" draw:layer="layout" draw:type="line" svg:x1="3.96cm" svg:y1="13.273cm" svg:x2="5.618cm" svg:y2="5.199cm" draw:start-shape="id15" draw:start-glue-point="5" draw:end-shape="id16" draw:end-glue-point="8" svg:d="M3960 13273l1658-8074" svg:viewBox="0 0 1659 8075">
          <text:p/>
        </draw:connector>
        <draw:connector draw:style-name="gr4" draw:text-style-name="P4" draw:layer="layout" draw:type="line" svg:x1="6.126cm" svg:y1="4.714cm" svg:x2="13.512cm" svg:y2="6.016cm" draw:start-shape="id16" draw:start-glue-point="10" draw:end-shape="id13" draw:end-glue-point="6" svg:d="M6126 4714l7386 1302" svg:viewBox="0 0 7387 1303">
          <text:p/>
        </draw:connector>
        <draw:connector draw:style-name="gr4" draw:text-style-name="P4" draw:layer="layout" draw:type="line" svg:x1="14.66cm" svg:y1="8.059cm" svg:x2="11.491cm" svg:y2="15.41cm" draw:start-shape="id17" draw:start-glue-point="7" draw:end-shape="id18" draw:end-glue-point="11" svg:d="M14660 8059l-3169 7351" svg:viewBox="0 0 3170 7352">
          <text:p/>
        </draw:connector>
        <draw:connector draw:style-name="gr4" draw:text-style-name="P4" draw:layer="layout" draw:type="line" svg:x1="10.623cm" svg:y1="15.77cm" svg:x2="3.68cm" svg:y2="12.059cm" draw:start-shape="id18" draw:start-glue-point="6" draw:end-shape="id19" draw:end-glue-point="9" svg:d="M10623 15770l-6943-3711" svg:viewBox="0 0 6944 3712">
          <text:p/>
        </draw:connector>
        <draw:connector draw:style-name="gr4" draw:text-style-name="P4" draw:layer="layout" draw:type="line" svg:x1="3.68cm" svg:y1="11.373cm" svg:x2="7.529cm" svg:y2="4.476cm" draw:start-shape="id19" draw:start-glue-point="11" draw:end-shape="id20" draw:end-glue-point="8" svg:d="M3680 11373l3849-6897" svg:viewBox="0 0 3850 6898">
          <text:p/>
        </draw:connector>
        <draw:connector draw:style-name="gr4" draw:text-style-name="P4" draw:layer="layout" draw:type="line" svg:x1="8.037cm" svg:y1="3.968cm" svg:x2="14.512cm" svg:y2="7.716cm" draw:start-shape="id20" draw:start-glue-point="10" draw:end-shape="id17" draw:end-glue-point="6" svg:d="M8037 3968l6475 3748" svg:viewBox="0 0 6476 3749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2-17T03:38:44.738000000</meta:creation-date>
    <dc:date>2021-12-17T03:51:01.464000000</dc:date>
    <meta:editing-duration>PT1M55S</meta:editing-duration>
    <meta:editing-cycles>1</meta:editing-cycles>
    <meta:document-statistic meta:object-count="41"/>
    <meta:generator>LibreOffice/6.3.2.2$Windows_X86_64 LibreOffice_project/98b30e735bda24bc04ab42594c85f7fd8be07b9c</meta:generator>
  </office:meta>
</office:document-meta>
</file>